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2pt" fo:font-weight="normal" style:font-size-asian="10.5pt" style:font-weight-asian="normal" style:font-size-complex="12pt" style:font-weight-complex="normal"/>
    </style:style>
    <style:style style:name="P4" style:family="paragraph" style:parent-style-name="Standard">
      <style:text-properties style:font-name="Arial" fo:font-size="12pt" fo:font-weight="normal" style:font-size-asian="10.5pt" style:font-weight-asian="normal" style:font-size-complex="12pt" style:font-weight-complex="normal"/>
    </style:style>
    <style:style style:name="P5"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6" style:family="paragraph" style:parent-style-name="Standard" style:list-style-name="L2">
      <style:text-properties style:font-name="Arial" fo:font-size="12pt" fo:font-weight="normal" style:font-size-asian="10.5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vertu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Page de gar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Sommaire</text:p>
      <text:p text:style-name="P1"/>
      <text:p text:style-name="P1">Introduction</text:p>
      <text:p text:style-name="P1">Problématique</text:p>
      <text:p text:style-name="P1"/>
      <text:p text:style-name="P1">Lancement du projet</text:p>
      <text:p text:style-name="P1"><text:tab/>Scenario nominal / alternatif (avec acteur, objectif, etc.)</text:p>
      <text:p text:style-name="P1"><text:tab/>Analyse</text:p>
      <text:p text:style-name="P1"><text:tab/><text:tab/>Architecture (client/serveur, MVC, Singleton)</text:p>
      <text:p text:style-name="P1"><text:tab/><text:tab/>Chiffrage</text:p>
      <text:p text:style-name="P1"><text:tab/><text:tab/>UML</text:p>
      <text:p text:style-name="P1"><text:tab/>Choix de solutions</text:p>
      <text:p text:style-name="P1"><text:tab/><text:tab/>Bibliothèque (Bathik, Swing, Junit)</text:p>
      <text:p text:style-name="P1"><text:tab/><text:tab/>Outils</text:p>
      <text:p text:style-name="P1"/>
      <text:p text:style-name="P1">Développement</text:p>
      <text:p text:style-name="P1"><text:tab/>Formation</text:p>
      <text:p text:style-name="P1"><text:tab/>Client</text:p>
      <text:p text:style-name="P1"><text:tab/><text:tab/>IHM</text:p>
      <text:p text:style-name="P1"><text:tab/><text:tab/>Fonctionnalités</text:p>
      <text:p text:style-name="P1"><text:tab/>Réseau</text:p>
      <text:p text:style-name="P1"><text:tab/><text:tab/>Protocole</text:p>
      <text:p text:style-name="P1"><text:tab/><text:tab/>Client/Serveur</text:p>
      <text:p text:style-name="P1"><text:tab/><text:tab/>Sécurité</text:p>
      <text:p text:style-name="P1"><text:tab/>Recettage<text:tab/></text:p>
      <text:p text:style-name="P1"><text:tab/><text:tab/>Tests fonctionnels</text:p>
      <text:p text:style-name="P1"><text:tab/><text:tab/>Retour sur recette</text:p>
      <text:p text:style-name="P1"/>
      <text:p text:style-name="P1">Gestion de projet</text:p>
      <text:p text:style-name="P1"><text:tab/>Réunions</text:p>
      <text:p text:style-name="P1"><text:tab/>Planning</text:p>
      <text:p text:style-name="P1"><text:tab/>Livrable</text:p>
      <text:p text:style-name="P1"><text:tab/></text:p>
      <text:p text:style-name="P1">Bilan</text:p>
      <text:p text:style-name="P1"><text:tab/>Bilan sur le projet</text:p>
      <text:p text:style-name="P1"><text:tab/>Bilan technique</text:p>
      <text:p text:style-name="P1"><text:tab/>Bilan humain</text:p>
      <text:p text:style-name="P1"/>
      <text:p text:style-name="P1">Conclusion</text:p>
      <text:p text:style-name="P1"/>
      <text:p text:style-name="P1">Lexique</text:p>
      <text:p text:style-name="P1">Annexe</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2">Introduction</text:p>
      <text:p text:style-name="P1"/>
      <text:p text:style-name="P1">Dans le cadre du premier semestre du Master 1 Informatique de l'Université d'Angers, nous avons été amenés à réaliser un projet rattachés à deux unités d'enseignement : Génie Logiciel et Réseau. Le projet en question était de réaliser un logiciel permettant d'effectuer du dessin collaboratif. On entend par là un logiciel permettant à plusieurs utilisateurs de coopérer pour la réalisation d'un dessin.</text:p>
      <text:p text:style-name="P1"/>
      <text:p text:style-name="P1">Étant rattaché à deux matières, ce projet induit deux aspects importants : </text:p>
      <text:p text:style-name="P1"><text:tab/>-L'aspect Génie Logiciel, regroupant plusieurs procédés tels que l'analyse des besoins, l'estimation du temps requis, la structuration des tâches, le management des différents éléments de l'équipe, etc.</text:p>
      <text:p text:style-name="P1"><text:tab/></text:p>
      <text:p text:style-name="P1"><text:tab/>-L'aspect Réseau, regroupant de manière plus technique l'implémentation d'un protocole visant à faire communiquer plusieurs instance du logiciel entre eux, l'architecture réseau utilisé, la sécurité mise en œuvre, etc.</text:p>
      <text:p text:style-name="P1"/>
      <text:p text:style-name="P1">Dans le but de fournir une solution convenable et en adéquation avec les consignes du sujets, nous avons suivi une suite d'étape qui seront expliquée dans ce rapport. Dans un premier temps, nous expliquerons l'analyse effectuée avant le développement de notre application, puis la façon dont nous l'avons développer pour finalement expliquer les méthodes utilisées pour le management et la bonne tenue du projet. &lt;a revoir&gt;</text:p>
      <text:p text:style-name="P1"/>
      <text:p text:style-name="P2">Problématique</text:p>
      <text:p text:style-name="P3"/>
      <text:p text:style-name="P3">Tout au long de ce projet, nous avons été confronté à des choix de méthodes, d'implémentation, de structuration. La problématique de notre projet est donc :</text:p>
      <text:p text:style-name="P3"/>
      <text:p text:style-name="P3"><text:tab/>Comment réaliser un projet tout en utilisant des méthodes adaptées à sa bonne réalisation ?</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Lancement du projet</text:p>
      <text:p text:style-name="P3"/>
      <text:p text:style-name="P3">Définition d'un scénario nominal et alternatif</text:p>
      <text:p text:style-name="P3"/>
      <text:p text:style-name="P3">Dans le cadre de ce projet et notamment de son analyse, nous avons défini un scénario nominal, expliquant l'utilisation normale du logiciel par des utilisateurs avertis, puis un scénario alternatif, décrivant de quelle façon seront gérés certains cas évident comme la déconnexion. </text:p>
      <text:p text:style-name="P3"/>
      <text:p text:style-name="P3">Scénario nominal</text:p>
      <text:p text:style-name="P3"/>
      <text:list xml:id="list12195163251" text:style-name="L1">
        <text:list-item>
          <text:p text:style-name="P5">Le super-utilisateur lance le serveur.</text:p>
        </text:list-item>
        <text:list-item>
          <text:p text:style-name="P5">Deux utilisateur A et B se connectent sur le serveur.</text:p>
        </text:list-item>
        <text:list-item>
          <text:p text:style-name="P5">A et B choisissent un salon pour participer de manière collaborative au dessin.</text:p>
        </text:list-item>
        <text:list-item>
          <text:p text:style-name="P5">A ayant rejoins en premier le salon à la main. Il dessine quelques formes.</text:p>
        </text:list-item>
        <text:list-item>
          <text:p text:style-name="P5">B demande la main.</text:p>
        </text:list-item>
        <text:list-item>
          <text:p text:style-name="P5">Lorsque A décide de lâcher la main, B récupère la main et peut maintenant dessiner.</text:p>
        </text:list-item>
        <text:list-item>
          <text:p text:style-name="P5">A et B enregistrent le dessin sur leur machine (au format .jpeg ou .svg).</text:p>
        </text:list-item>
        <text:list-item>
          <text:p text:style-name="P5">A et B se déconnectent.</text:p>
        </text:list-item>
      </text:list>
      <text:p text:style-name="P3"/>
      <text:p text:style-name="P3">Scénario alternatif</text:p>
      <text:list xml:id="list1353179130" text:style-name="L2">
        <text:list-item>
          <text:p text:style-name="P6">Le super-utilisateur lance le serveur</text:p>
        </text:list-item>
        <text:list-item>
          <text:p text:style-name="P6">Deux utilisateur A et B se connectent sur le serveur.</text:p>
        </text:list-item>
        <text:list-item>
          <text:p text:style-name="P6">A et B choisissent un salon pour participer de manière collaborative au dessin.</text:p>
        </text:list-item>
        <text:list-item>
          <text:p text:style-name="P6">A, ayant rejoins en premier le salon, à la main et décide d'importer un dessin au format .svg. Puis il dessine quelques formes.</text:p>
        </text:list-item>
        <text:list-item>
          <text:p text:style-name="P6">A perds sa connexion internet.</text:p>
        </text:list-item>
        <text:list-item>
          <text:p text:style-name="P6">La main passe automatiquement à B qui est alors le seul utilisateur encore présent dans ce salon.</text:p>
        </text:list-item>
        <text:list-item>
          <text:p text:style-name="P6">B enregistre le dessin sur sa machine.</text:p>
        </text:list-item>
        <text:list-item>
          <text:p text:style-name="P6">B se déconnecte.</text:p>
        </text:list-item>
      </text:list>
      <text:p text:style-name="P3"/>
      <text:p text:style-name="P3">Bien qu'il existe de nombreux autres cas comme par exemple la succession de demande de prise de main, la perte de connexion de tous les utilisateurs, etc. ces deux scénarios résument de manière simple et compréhensible les attentes en terme de fonctionnalités de notre application.</text:p>
      <text:p text:style-name="P3"/>
      <text:p text:style-name="P2">Analyse</text:p>
      <text:p text:style-name="P3"/>
      <text:p text:style-name="P3">Une fois les objectifs fixés, nous avons commencé à réfléchir à ce dont nous aurions besoin pour notre projet ainsi que la façon dont nous allions le structure.</text:p>
      <text:p text:style-name="P3"/>
      <text:p text:style-name="P3">Image</text:p>
      <text:p text:style-name="P3">Dans un premier temps, nous avons réfléchi à la façon de stocker les images qui seront utilisées par notre application. Nous avons opté pour le dessin vectoriel et plus particulièrement pour le svg, format qui permet d'enregistrer un dessin vectoriel en xml. Cette solution permet notamment d'utiliser une syntaxe claire pour représenter le dessin. En effet, chaque forme correspond à une balise et il sera donc aisé de rajouter et modifier <text:soft-page-break/>des formes.</text:p>
      <text:p text:style-name="P3"/>
      <text:p text:style-name="P3">Nous avons aussi pensé qu'il serait bon que l'utilisateur puisse exporter son image sous un autre format plus commun comme jpeg par exemple.</text:p>
      <text:p text:style-name="P3"/>
      <text:p text:style-name="P3">Architecture</text:p>
      <text:p text:style-name="P3">Après avoir analysé et débattu sur le sujet, nous avons défini que l'application suivrait l'architecture Client/Serveur. En effet, cette architecture permet de centraliser dans un seul serveur toutes les données nécessaires au(x) client(s). Cette centralisation nous permettra de stocker en un point les images de manière à ce que tous les clients puissent y accéder sans avoir à questionner les autres clients.</text:p>
      <text:p text:style-name="P3"/>
      <text:p text:style-name="P3">Cette architecture sera couplée, pour le côté Client à une architecture MVC, qui est un design pattern particulièrement adapté à l'élaboration d'application ayant un aspect graph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4-12-02T11:32:47</meta:creation-date>
    <meta:generator>LibreOffice/3.5$Linux_x86 LibreOffice_project/350m1$Build-2</meta:generator>
    <dc:date>2014-12-05T10:03:11</dc:date>
    <dc:creator>Compte etudiant</dc:creator>
    <meta:editing-duration>PT2H57M39S</meta:editing-duration>
    <meta:editing-cycles>86</meta:editing-cycles>
    <meta:document-statistic meta:table-count="0" meta:image-count="0" meta:object-count="0" meta:page-count="6" meta:paragraph-count="78" meta:word-count="799" meta:character-count="5118" meta:non-whitespace-character-count="4366"/>
  </office:meta>
</office:document-meta>
</file>